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28pt" style:font-size-asian="28pt" style:font-size-complex="28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2pt" style:font-size-asian="22pt" style:font-size-complex="22pt"/>
    </style:style>
    <style:style style:name="ce12" style:family="table-cell" style:parent-style-name="Default" style:data-style-name="N0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22pt" style:font-size-asian="22pt" style:font-size-complex="22pt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9fa8d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Auxiliar.$C$4:.$C$6])" table:allow-empty-cell="true" table:display-list="unsorted" table:base-cell-address="Datos.D8">
          <table:error-message table:message-type="stop" table:display="true"/>
        </table:content-validation>
      </table:content-validations>
      <table:table table:name="Datos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number-columns-repeated="5" table:default-cell-style-name="Default"/>
        <table:table-column table:style-name="co2" table:default-cell-style-name="Default"/>
        <table:table-row table:style-name="ro1" table:number-rows-repeated="6"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2">
          <table:table-cell table:number-columns-repeated="2"/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Unidades</text:p>
          </table:table-cell>
          <table:table-cell table:style-name="ce1" office:value-type="string" calcext:value-type="string">
            <text:p>Preci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content-validation-name="val1" office:value-type="string" calcext:value-type="string">
            <text:p>Ei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content-validation-name="val1" office:value-type="string" calcext:value-type="string">
            <text:p>Venta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content-validation-name="val1" office:value-type="string" calcext:value-type="string">
            <text:p>Compr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content-validation-name="val1" office:value-type="string" calcext:value-type="string">
            <text:p>Compr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content-validation-name="val1" office:value-type="string" calcext:value-type="string">
            <text:p>Ven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content-validation-name="val1" office:value-type="string" calcext:value-type="string">
            <text:p>Venta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table:content-validation-name="val1"/>
          <table:table-cell table:number-columns-repeated="8"/>
        </table:table-row>
      </table:table>
      <table:table table:name="Inventario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default-cell-style-name="ce12"/>
        <table:table-column table:style-name="co1" table:number-columns-repeated="6" table:default-cell-style-name="ce2"/>
        <table:table-column table:style-name="co1" table:default-cell-style-name="Default"/>
        <table:table-row table:style-name="ro1" table:number-rows-repeated="4">
          <table:table-cell table:number-columns-repeated="2"/>
          <table:table-cell table:style-name="Default" table:number-columns-repeated="11"/>
          <table:table-cell/>
        </table:table-row>
        <table:table-row table:style-name="ro1">
          <table:table-cell/>
          <table:table-cell table:style-name="ce8" office:value-type="string" calcext:value-type="string" table:number-columns-spanned="2" table:number-rows-spanned="3">
            <text:p>PMP</text:p>
          </table:table-cell>
          <table:covered-table-cell table:style-name="Default"/>
          <table:table-cell table:style-name="Default" table:number-columns-repeated="10"/>
          <table:table-cell/>
        </table:table-row>
        <table:table-row table:style-name="ro1">
          <table:table-cell/>
          <table:covered-table-cell/>
          <table:covered-table-cell table:style-name="Default"/>
          <table:table-cell table:style-name="Default" table:number-columns-repeated="10"/>
          <table:table-cell/>
        </table:table-row>
        <table:table-row table:style-name="ro1">
          <table:table-cell/>
          <table:covered-table-cell/>
          <table:covered-table-cell table:style-name="Default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style-name="Default" table:number-columns-repeated="11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" office:value-type="string" calcext:value-type="string" table:number-columns-spanned="3" table:number-rows-spanned="3">
            <text:p>Entradas</text:p>
          </table:table-cell>
          <table:covered-table-cell/>
          <table:covered-table-cell table:style-name="ce2"/>
          <table:table-cell table:style-name="ce4" office:value-type="string" calcext:value-type="string" table:number-columns-spanned="3" table:number-rows-spanned="3">
            <text:p>Salidas</text:p>
          </table:table-cell>
          <table:covered-table-cell table:number-columns-repeated="2"/>
          <table:table-cell table:style-name="ce6" office:value-type="string" calcext:value-type="string" table:number-columns-spanned="3" table:number-rows-spanned="3">
            <text:p>Almacén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covered-table-cell table:number-columns-repeated="2"/>
          <table:covered-table-cell table:style-name="ce2"/>
          <table:covered-table-cell table:number-columns-repeated="6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covered-table-cell table:number-columns-repeated="2"/>
          <table:covered-table-cell table:style-name="ce2"/>
          <table:covered-table-cell table:number-columns-repeated="6"/>
          <table:table-cell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1" table:number-rows-spanned="2">
            <text:p>Fecha</text:p>
          </table:table-cell>
          <table:table-cell table:style-name="ce10" office:value-type="string" calcext:value-type="string" table:number-columns-spanned="1" table:number-rows-spanned="2">
            <text:p>Concepto</text:p>
          </table:table-cell>
          <table:table-cell table:style-name="ce10" office:value-type="string" calcext:value-type="string" table:number-columns-spanned="1" table:number-rows-spanned="2">
            <text:p>Unidades</text:p>
          </table:table-cell>
          <table:table-cell table:style-name="ce5" office:value-type="string" calcext:value-type="string" table:number-columns-spanned="1" table:number-rows-spanned="2">
            <text:p>Precio</text:p>
          </table:table-cell>
          <table:table-cell table:style-name="ce10" office:value-type="string" calcext:value-type="string" table:number-columns-spanned="1" table:number-rows-spanned="2">
            <text:p>Total</text:p>
          </table:table-cell>
          <table:table-cell table:style-name="ce10" office:value-type="string" calcext:value-type="string" table:number-columns-spanned="1" table:number-rows-spanned="2">
            <text:p>Unidades</text:p>
          </table:table-cell>
          <table:table-cell table:style-name="ce10" office:value-type="string" calcext:value-type="string" table:number-columns-spanned="1" table:number-rows-spanned="2">
            <text:p>Precio</text:p>
          </table:table-cell>
          <table:table-cell table:style-name="ce10" office:value-type="string" calcext:value-type="string" table:number-columns-spanned="1" table:number-rows-spanned="2">
            <text:p>Total</text:p>
          </table:table-cell>
          <table:table-cell table:style-name="ce10" office:value-type="string" calcext:value-type="string" table:number-columns-spanned="1" table:number-rows-spanned="2">
            <text:p>Unidades</text:p>
          </table:table-cell>
          <table:table-cell table:style-name="ce10" office:value-type="string" calcext:value-type="string" table:number-columns-spanned="1" table:number-rows-spanned="2">
            <text:p>Precio</text:p>
          </table:table-cell>
          <table:table-cell table:style-name="ce10" office:value-type="string" calcext:value-type="string" table:number-columns-spanned="1" table:number-rows-spanned="2">
            <text:p>Total</text:p>
          </table:table-cell>
          <table:table-cell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2"/>
          <table:covered-table-cell table:style-name="ce2"/>
          <table:covered-table-cell table:number-columns-repeated="6" table:style-name="ce10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$Datos.C8]=&quot;&quot;;&quot;&quot;;[$Datos.C8])" office:value-type="string" office:string-value="A" calcext:value-type="string">
            <text:p>A</text:p>
          </table:table-cell>
          <table:table-cell table:formula="of:=IF([$Datos.D8]=&quot;&quot;;&quot;&quot;;[$Datos.D8])" office:value-type="string" office:string-value="Ei" calcext:value-type="string">
            <text:p>Ei</text:p>
          </table:table-cell>
          <table:table-cell table:formula="of:=[$Datos.E8]" office:value-type="float" office:value="40" calcext:value-type="float">
            <text:p>40</text:p>
          </table:table-cell>
          <table:table-cell table:formula="of:=[$Datos.F8]" office:value-type="float" office:value="5" calcext:value-type="float">
            <text:p>5</text:p>
          </table:table-cell>
          <table:table-cell table:formula="of:=[.E14]*[.F14]" office:value-type="float" office:value="200" calcext:value-type="float">
            <text:p>200</text:p>
          </table:table-cell>
          <table:table-cell table:formula="of:=IF([.D14]=&quot;Venta&quot;;[$Datos.E8];&quot;&quot;)">
            <text:p/>
          </table:table-cell>
          <table:table-cell table:number-columns-repeated="2"/>
          <table:table-cell table:formula="of:=[$Datos.E8]" office:value-type="float" office:value="40" calcext:value-type="float">
            <text:p>40</text:p>
          </table:table-cell>
          <table:table-cell table:formula="of:=[$Datos.F8]" office:value-type="float" office:value="5" calcext:value-type="float">
            <text:p>5</text:p>
          </table:table-cell>
          <table:table-cell table:formula="of:=[.K14]*[.L14]" office:value-type="float" office:value="200" calcext:value-type="float">
            <text:p>200</text:p>
          </table:table-cell>
          <table:table-cell table:formula="of:=IF([.M15]=&quot;&quot;;[.M14];&quot;&quot;)">
            <text:p/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$Datos.C9]=&quot;&quot;;&quot;&quot;;[$Datos.C9])" office:value-type="string" office:string-value="B" calcext:value-type="string">
            <text:p>B</text:p>
          </table:table-cell>
          <table:table-cell table:formula="of:=IF([$Datos.D9]=&quot;&quot;;&quot;&quot;;[$Datos.D9])" office:value-type="string" office:string-value="Venta" calcext:value-type="string">
            <text:p>Venta</text:p>
          </table:table-cell>
          <table:table-cell table:style-name="ce12" table:formula="of:=IF([.D15]=&quot;Compra&quot;;[$Datos.E9];&quot;&quot;)">
            <text:p/>
          </table:table-cell>
          <table:table-cell table:style-name="ce12" table:formula="of:=IF([.D15]=&quot;Compra&quot;;[$Datos.F9];&quot;&quot;)">
            <text:p/>
          </table:table-cell>
          <table:table-cell table:formula="of:=IF([.D15]=&quot;Compra&quot;;[.E15]*[.F15];&quot;&quot;)">
            <text:p/>
          </table:table-cell>
          <table:table-cell table:formula="of:=IF([.D15]=&quot;Venta&quot;;[$Datos.E9];&quot;&quot;)" office:value-type="float" office:value="25" calcext:value-type="float">
            <text:p>25</text:p>
          </table:table-cell>
          <table:table-cell table:formula="of:=IF([.D15]=&quot;Venta&quot;;[.L14];&quot;&quot;)" office:value-type="float" office:value="5" calcext:value-type="float">
            <text:p>5</text:p>
          </table:table-cell>
          <table:table-cell table:formula="of:=IF([.D15]=&quot;Venta&quot;;[.H15]*[.I15];&quot;&quot;)" office:value-type="float" office:value="125" calcext:value-type="float">
            <text:p>125</text:p>
          </table:table-cell>
          <table:table-cell table:formula="of:=IF([.D15]=&quot;Compra&quot;;[.K14]+[.E15];IF([.D15]=&quot;Venta&quot;;[.K14]-[.H15];&quot;&quot;))" office:value-type="float" office:value="15" calcext:value-type="float">
            <text:p>15</text:p>
          </table:table-cell>
          <table:table-cell table:formula="of:=IF([.D15]=&quot;&quot;;&quot;&quot;;[.M15]/[.K15])" office:value-type="float" office:value="5" calcext:value-type="float">
            <text:p>5</text:p>
          </table:table-cell>
          <table:table-cell table:formula="of:=IF([.D15]=&quot;Venta&quot;;[.M14]-[.J15];IF([.D15]=&quot;Compra&quot;;[.M14]+[.G15];&quot;&quot;))" office:value-type="float" office:value="75" calcext:value-type="float">
            <text:p>75</text:p>
          </table:table-cell>
          <table:table-cell table:formula="of:=IF([.M16]=&quot;&quot;;[.M15];&quot;&quot;)">
            <text:p/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$Datos.C10]=&quot;&quot;;&quot;&quot;;[$Datos.C10])" office:value-type="string" office:string-value="C" calcext:value-type="string">
            <text:p>C</text:p>
          </table:table-cell>
          <table:table-cell table:formula="of:=IF([$Datos.D10]=&quot;&quot;;&quot;&quot;;[$Datos.D10])" office:value-type="string" office:string-value="Compra" calcext:value-type="string">
            <text:p>Compra</text:p>
          </table:table-cell>
          <table:table-cell table:formula="of:=IF([.D16]=&quot;Compra&quot;;[$Datos.E10];&quot;&quot;)" office:value-type="float" office:value="10" calcext:value-type="float">
            <text:p>10</text:p>
          </table:table-cell>
          <table:table-cell table:formula="of:=IF([.D16]=&quot;Compra&quot;;[$Datos.F10];&quot;&quot;)" office:value-type="float" office:value="4" calcext:value-type="float">
            <text:p>4</text:p>
          </table:table-cell>
          <table:table-cell table:formula="of:=IF([.D16]=&quot;Compra&quot;;[.E16]*[.F16];&quot;&quot;)" office:value-type="float" office:value="40" calcext:value-type="float">
            <text:p>40</text:p>
          </table:table-cell>
          <table:table-cell table:formula="of:=IF([.D16]=&quot;Venta&quot;;[$Datos.E10];&quot;&quot;)">
            <text:p/>
          </table:table-cell>
          <table:table-cell table:formula="of:=IF([.D16]=&quot;Venta&quot;;[.L15];&quot;&quot;)">
            <text:p/>
          </table:table-cell>
          <table:table-cell table:formula="of:=IF([.D16]=&quot;Venta&quot;;[.H16]*[.I16];&quot;&quot;)">
            <text:p/>
          </table:table-cell>
          <table:table-cell table:formula="of:=IF([.D16]=&quot;Compra&quot;;[.K15]+[.E16];IF([.D16]=&quot;Venta&quot;;[.K15]-[.H16];&quot;&quot;))" office:value-type="float" office:value="25" calcext:value-type="float">
            <text:p>25</text:p>
          </table:table-cell>
          <table:table-cell table:formula="of:=IF([.D16]=&quot;&quot;;&quot;&quot;;[.M16]/[.K16])" office:value-type="float" office:value="4.6" calcext:value-type="float">
            <text:p>4,6</text:p>
          </table:table-cell>
          <table:table-cell table:formula="of:=IF([.D16]=&quot;Venta&quot;;[.M15]-[.J16];IF([.D16]=&quot;Compra&quot;;[.M15]+[.G16];&quot;&quot;))" office:value-type="float" office:value="115" calcext:value-type="float">
            <text:p>115</text:p>
          </table:table-cell>
          <table:table-cell table:formula="of:=IF([.M17]=&quot;&quot;;[.M16];&quot;&quot;)">
            <text:p/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$Datos.C11]=&quot;&quot;;&quot;&quot;;[$Datos.C11])" office:value-type="string" office:string-value="D" calcext:value-type="string">
            <text:p>D</text:p>
          </table:table-cell>
          <table:table-cell table:formula="of:=IF([$Datos.D11]=&quot;&quot;;&quot;&quot;;[$Datos.D11])" office:value-type="string" office:string-value="Compra" calcext:value-type="string">
            <text:p>Compra</text:p>
          </table:table-cell>
          <table:table-cell table:formula="of:=IF([.D17]=&quot;Compra&quot;;[$Datos.E11];&quot;&quot;)" office:value-type="float" office:value="15" calcext:value-type="float">
            <text:p>15</text:p>
          </table:table-cell>
          <table:table-cell table:formula="of:=IF([.D17]=&quot;Compra&quot;;[$Datos.F11];&quot;&quot;)" office:value-type="float" office:value="8" calcext:value-type="float">
            <text:p>8</text:p>
          </table:table-cell>
          <table:table-cell table:formula="of:=IF([.D17]=&quot;Compra&quot;;[.E17]*[.F17];&quot;&quot;)" office:value-type="float" office:value="120" calcext:value-type="float">
            <text:p>120</text:p>
          </table:table-cell>
          <table:table-cell table:formula="of:=IF([.D17]=&quot;Venta&quot;;[$Datos.E11];&quot;&quot;)">
            <text:p/>
          </table:table-cell>
          <table:table-cell table:formula="of:=IF([.D17]=&quot;Venta&quot;;[.L16];&quot;&quot;)">
            <text:p/>
          </table:table-cell>
          <table:table-cell table:formula="of:=IF([.D17]=&quot;Venta&quot;;[.H17]*[.I17];&quot;&quot;)">
            <text:p/>
          </table:table-cell>
          <table:table-cell table:formula="of:=IF([.D17]=&quot;Compra&quot;;[.K16]+[.E17];IF([.D17]=&quot;Venta&quot;;[.K16]-[.H17];&quot;&quot;))" office:value-type="float" office:value="40" calcext:value-type="float">
            <text:p>40</text:p>
          </table:table-cell>
          <table:table-cell table:formula="of:=IF([.D17]=&quot;&quot;;&quot;&quot;;[.M17]/[.K17])" office:value-type="float" office:value="5.875" calcext:value-type="float">
            <text:p>5,875</text:p>
          </table:table-cell>
          <table:table-cell table:formula="of:=IF([.D17]=&quot;Venta&quot;;[.M16]-[.J17];IF([.D17]=&quot;Compra&quot;;[.M16]+[.G17];&quot;&quot;))" office:value-type="float" office:value="235" calcext:value-type="float">
            <text:p>235</text:p>
          </table:table-cell>
          <table:table-cell table:formula="of:=IF([.M18]=&quot;&quot;;[.M17];&quot;&quot;)">
            <text:p/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$Datos.C12]=&quot;&quot;;&quot;&quot;;[$Datos.C12])" office:value-type="string" office:string-value="E" calcext:value-type="string">
            <text:p>E</text:p>
          </table:table-cell>
          <table:table-cell table:formula="of:=IF([$Datos.D12]=&quot;&quot;;&quot;&quot;;[$Datos.D12])" office:value-type="string" office:string-value="Venta" calcext:value-type="string">
            <text:p>Venta</text:p>
          </table:table-cell>
          <table:table-cell table:formula="of:=IF([.D18]=&quot;Compra&quot;;[$Datos.E12];&quot;&quot;)">
            <text:p/>
          </table:table-cell>
          <table:table-cell table:formula="of:=IF([.D18]=&quot;Compra&quot;;[$Datos.F12];&quot;&quot;)">
            <text:p/>
          </table:table-cell>
          <table:table-cell table:formula="of:=IF([.D18]=&quot;Compra&quot;;[.E18]*[.F18];&quot;&quot;)">
            <text:p/>
          </table:table-cell>
          <table:table-cell table:formula="of:=IF([.D18]=&quot;Venta&quot;;[$Datos.E12];&quot;&quot;)" office:value-type="float" office:value="30" calcext:value-type="float">
            <text:p>30</text:p>
          </table:table-cell>
          <table:table-cell table:formula="of:=IF([.D18]=&quot;Venta&quot;;[.L17];&quot;&quot;)" office:value-type="float" office:value="5.875" calcext:value-type="float">
            <text:p>5,875</text:p>
          </table:table-cell>
          <table:table-cell table:formula="of:=IF([.D18]=&quot;Venta&quot;;[.H18]*[.I18];&quot;&quot;)" office:value-type="float" office:value="176.25" calcext:value-type="float">
            <text:p>176,25</text:p>
          </table:table-cell>
          <table:table-cell table:formula="of:=IF([.D18]=&quot;Compra&quot;;[.K17]+[.E18];IF([.D18]=&quot;Venta&quot;;[.K17]-[.H18];&quot;&quot;))" office:value-type="float" office:value="10" calcext:value-type="float">
            <text:p>10</text:p>
          </table:table-cell>
          <table:table-cell table:formula="of:=IF([.D18]=&quot;&quot;;&quot;&quot;;[.M18]/[.K18])" office:value-type="float" office:value="5.875" calcext:value-type="float">
            <text:p>5,875</text:p>
          </table:table-cell>
          <table:table-cell table:formula="of:=IF([.D18]=&quot;Venta&quot;;[.M17]-[.J18];IF([.D18]=&quot;Compra&quot;;[.M17]+[.G18];&quot;&quot;))" office:value-type="float" office:value="58.75" calcext:value-type="float">
            <text:p>58,75</text:p>
          </table:table-cell>
          <table:table-cell table:formula="of:=IF([.M19]=&quot;&quot;;[.M18];&quot;&quot;)">
            <text:p/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$Datos.C13]=&quot;&quot;;&quot;&quot;;[$Datos.C13])" office:value-type="string" office:string-value="F" calcext:value-type="string">
            <text:p>F</text:p>
          </table:table-cell>
          <table:table-cell table:formula="of:=IF([$Datos.D13]=&quot;&quot;;&quot;&quot;;[$Datos.D13])" office:value-type="string" office:string-value="Venta" calcext:value-type="string">
            <text:p>Venta</text:p>
          </table:table-cell>
          <table:table-cell table:formula="of:=IF([.D19]=&quot;Compra&quot;;[$Datos.E13];&quot;&quot;)">
            <text:p/>
          </table:table-cell>
          <table:table-cell table:formula="of:=IF([.D19]=&quot;Compra&quot;;[$Datos.F13];&quot;&quot;)">
            <text:p/>
          </table:table-cell>
          <table:table-cell table:formula="of:=IF([.D19]=&quot;Compra&quot;;[.E19]*[.F19];&quot;&quot;)">
            <text:p/>
          </table:table-cell>
          <table:table-cell table:formula="of:=IF([.D19]=&quot;Venta&quot;;[$Datos.E13];&quot;&quot;)" office:value-type="float" office:value="8" calcext:value-type="float">
            <text:p>8</text:p>
          </table:table-cell>
          <table:table-cell table:formula="of:=IF([.D19]=&quot;Venta&quot;;[.L18];&quot;&quot;)" office:value-type="float" office:value="5.875" calcext:value-type="float">
            <text:p>5,875</text:p>
          </table:table-cell>
          <table:table-cell table:formula="of:=IF([.D19]=&quot;Venta&quot;;[.H19]*[.I19];&quot;&quot;)" office:value-type="float" office:value="47" calcext:value-type="float">
            <text:p>47</text:p>
          </table:table-cell>
          <table:table-cell table:formula="of:=IF([.D19]=&quot;Compra&quot;;[.K18]+[.E19];IF([.D19]=&quot;Venta&quot;;[.K18]-[.H19];&quot;&quot;))" office:value-type="float" office:value="2" calcext:value-type="float">
            <text:p>2</text:p>
          </table:table-cell>
          <table:table-cell table:formula="of:=IF([.D19]=&quot;&quot;;&quot;&quot;;[.M19]/[.K19])" office:value-type="float" office:value="5.875" calcext:value-type="float">
            <text:p>5,875</text:p>
          </table:table-cell>
          <table:table-cell table:formula="of:=IF([.D19]=&quot;Venta&quot;;[.M18]-[.J19];IF([.D19]=&quot;Compra&quot;;[.M18]+[.G19];&quot;&quot;))" office:value-type="float" office:value="11.75" calcext:value-type="float">
            <text:p>11,75</text:p>
          </table:table-cell>
          <table:table-cell table:formula="of:=IF([.M20]=&quot;&quot;;[.M19];&quot;&quot;)" office:value-type="float" office:value="11.75" calcext:value-type="float">
            <text:p>11,7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$Datos.C14]=&quot;&quot;;&quot;&quot;;[$Datos.C14])">
            <text:p/>
          </table:table-cell>
          <table:table-cell table:formula="of:=IF([$Datos.D14]=&quot;&quot;;&quot;&quot;;[$Datos.D14])">
            <text:p/>
          </table:table-cell>
          <table:table-cell table:style-name="ce12" table:formula="of:=IF([.D20]=&quot;Compra&quot;;[$Datos.E14];&quot;&quot;)">
            <text:p/>
          </table:table-cell>
          <table:table-cell table:style-name="ce12" table:formula="of:=IF([.D20]=&quot;Compra&quot;;[$Datos.F14];&quot;&quot;)">
            <text:p/>
          </table:table-cell>
          <table:table-cell table:formula="of:=IF([.D20]=&quot;Compra&quot;;[.E20]*[.F20];&quot;&quot;)">
            <text:p/>
          </table:table-cell>
          <table:table-cell table:formula="of:=IF([.D20]=&quot;Venta&quot;;[$Datos.E14];&quot;&quot;)">
            <text:p/>
          </table:table-cell>
          <table:table-cell table:formula="of:=IF([.D20]=&quot;Venta&quot;;[.L19];&quot;&quot;)">
            <text:p/>
          </table:table-cell>
          <table:table-cell table:formula="of:=IF([.D20]=&quot;Venta&quot;;[.H20]*[.I20];&quot;&quot;)">
            <text:p/>
          </table:table-cell>
          <table:table-cell table:formula="of:=IF([.D20]=&quot;Compra&quot;;[.K19]+[.E20];IF([.D20]=&quot;Venta&quot;;[.K19]-[.H20];&quot;&quot;))">
            <text:p/>
          </table:table-cell>
          <table:table-cell table:formula="of:=IF([.D20]=&quot;&quot;;&quot;&quot;;[.M20]/[.K20])">
            <text:p/>
          </table:table-cell>
          <table:table-cell table:formula="of:=IF([.D20]=&quot;Venta&quot;;[.M19]-[.J20];IF([.D20]=&quot;Compra&quot;;[.M19]+[.G20];&quot;&quot;))">
            <text:p/>
          </table:table-cell>
          <table:table-cell table:formula="of:=IF([.M21]=&quot;&quot;;[.M20];&quot;&quot;)">
            <text:p/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$Datos.C15]=&quot;&quot;;&quot;&quot;;[$Datos.C15])">
            <text:p/>
          </table:table-cell>
          <table:table-cell table:formula="of:=IF([$Datos.D15]=&quot;&quot;;&quot;&quot;;[$Datos.D15])">
            <text:p/>
          </table:table-cell>
          <table:table-cell table:formula="of:=IF([.D21]=&quot;Compra&quot;;[$Datos.E15];&quot;&quot;)">
            <text:p/>
          </table:table-cell>
          <table:table-cell table:formula="of:=IF([.D21]=&quot;Compra&quot;;[$Datos.F15];&quot;&quot;)">
            <text:p/>
          </table:table-cell>
          <table:table-cell table:formula="of:=IF([.D21]=&quot;Compra&quot;;[.E21]*[.F21];&quot;&quot;)">
            <text:p/>
          </table:table-cell>
          <table:table-cell table:style-name="ce12" table:formula="of:=IF([.D21]=&quot;Venta&quot;;[$Datos.E15];&quot;&quot;)">
            <text:p/>
          </table:table-cell>
          <table:table-cell table:formula="of:=IF([.D21]=&quot;Venta&quot;;[.L20];&quot;&quot;)">
            <text:p/>
          </table:table-cell>
          <table:table-cell table:formula="of:=IF([.D21]=&quot;Venta&quot;;[.H21]*[.I21];&quot;&quot;)">
            <text:p/>
          </table:table-cell>
          <table:table-cell table:formula="of:=IF([.D21]=&quot;Compra&quot;;[.K20]+[.E21];IF([.D21]=&quot;Venta&quot;;[.K20]-[.H21];&quot;&quot;))">
            <text:p/>
          </table:table-cell>
          <table:table-cell table:formula="of:=IF([.D21]=&quot;&quot;;&quot;&quot;;[.M21]/[.K21])">
            <text:p/>
          </table:table-cell>
          <table:table-cell table:formula="of:=IF([.D21]=&quot;Venta&quot;;[.M20]-[.J21];IF([.D21]=&quot;Compra&quot;;[.M20]+[.G21];&quot;&quot;))">
            <text:p/>
          </table:table-cell>
          <table:table-cell table:formula="of:=IF([.M22]=&quot;&quot;;[.M21];&quot;&quot;)">
            <text:p/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$Datos.C16]=&quot;&quot;;&quot;&quot;;[$Datos.C16])">
            <text:p/>
          </table:table-cell>
          <table:table-cell table:formula="of:=IF([$Datos.D16]=&quot;&quot;;&quot;&quot;;[$Datos.D16])">
            <text:p/>
          </table:table-cell>
          <table:table-cell table:style-name="ce12" table:formula="of:=IF([.D22]=&quot;Compra&quot;;[$Datos.E16];&quot;&quot;)">
            <text:p/>
          </table:table-cell>
          <table:table-cell table:style-name="ce12" table:formula="of:=IF([.D22]=&quot;Compra&quot;;[$Datos.F16];&quot;&quot;)">
            <text:p/>
          </table:table-cell>
          <table:table-cell table:formula="of:=IF([.D22]=&quot;Compra&quot;;[.E22]*[.F22];&quot;&quot;)">
            <text:p/>
          </table:table-cell>
          <table:table-cell table:formula="of:=IF([.D22]=&quot;Venta&quot;;[$Datos.E16];&quot;&quot;)">
            <text:p/>
          </table:table-cell>
          <table:table-cell table:formula="of:=IF([.D22]=&quot;Venta&quot;;[.L21];&quot;&quot;)">
            <text:p/>
          </table:table-cell>
          <table:table-cell table:formula="of:=IF([.D22]=&quot;Venta&quot;;[.H22]*[.I22];&quot;&quot;)">
            <text:p/>
          </table:table-cell>
          <table:table-cell table:formula="of:=IF([.D22]=&quot;Compra&quot;;[.K21]+[.E22];IF([.D22]=&quot;Venta&quot;;[.K21]-[.H22];&quot;&quot;))">
            <text:p/>
          </table:table-cell>
          <table:table-cell table:formula="of:=IF([.D22]=&quot;&quot;;&quot;&quot;;[.M22]/[.K22])">
            <text:p/>
          </table:table-cell>
          <table:table-cell table:formula="of:=IF([.D22]=&quot;Venta&quot;;[.M21]-[.J22];IF([.D22]=&quot;Compra&quot;;[.M21]+[.G22];&quot;&quot;))">
            <text:p/>
          </table:table-cell>
          <table:table-cell table:formula="of:=IF([.M23]=&quot;&quot;;[.M22];&quot;&quot;)">
            <text:p/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IF([$Datos.C17]=&quot;&quot;;&quot;&quot;;[$Datos.C17])">
            <text:p/>
          </table:table-cell>
          <table:table-cell table:formula="of:=IF([$Datos.D17]=&quot;&quot;;&quot;&quot;;[$Datos.D17])">
            <text:p/>
          </table:table-cell>
          <table:table-cell table:style-name="ce12" table:formula="of:=IF([.D23]=&quot;Compra&quot;;[$Datos.E17];&quot;&quot;)">
            <text:p/>
          </table:table-cell>
          <table:table-cell table:style-name="ce12" table:formula="of:=IF([.D23]=&quot;Compra&quot;;[$Datos.F17];&quot;&quot;)">
            <text:p/>
          </table:table-cell>
          <table:table-cell table:formula="of:=IF([.D23]=&quot;Compra&quot;;[.E23]*[.F23];&quot;&quot;)">
            <text:p/>
          </table:table-cell>
          <table:table-cell table:formula="of:=IF([.D23]=&quot;Venta&quot;;[$Datos.E17];&quot;&quot;)">
            <text:p/>
          </table:table-cell>
          <table:table-cell table:formula="of:=IF([.D23]=&quot;Venta&quot;;[.L22];&quot;&quot;)">
            <text:p/>
          </table:table-cell>
          <table:table-cell table:formula="of:=IF([.D23]=&quot;Venta&quot;;[.H23]*[.I23];&quot;&quot;)">
            <text:p/>
          </table:table-cell>
          <table:table-cell table:formula="of:=IF([.D23]=&quot;Compra&quot;;[.K22]+[.E23];IF([.D23]=&quot;Venta&quot;;[.K22]-[.H23];&quot;&quot;))">
            <text:p/>
          </table:table-cell>
          <table:table-cell table:formula="of:=IF([.D23]=&quot;&quot;;&quot;&quot;;[.M23]/[.K23])">
            <text:p/>
          </table:table-cell>
          <table:table-cell table:formula="of:=IF([.D23]=&quot;Venta&quot;;[.M22]-[.J23];IF([.D23]=&quot;Compra&quot;;[.M22]+[.G23];&quot;&quot;))">
            <text:p/>
          </table:table-cell>
          <table:table-cell table:formula="of:=IF([.M24]=&quot;&quot;;[.M23];&quot;&quot;)">
            <text:p/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IF([$Datos.C18]=&quot;&quot;;&quot;&quot;;[$Datos.C18])">
            <text:p/>
          </table:table-cell>
          <table:table-cell table:formula="of:=IF([$Datos.D18]=&quot;&quot;;&quot;&quot;;[$Datos.D18])">
            <text:p/>
          </table:table-cell>
          <table:table-cell table:style-name="ce12" table:formula="of:=IF([.D24]=&quot;Compra&quot;;[$Datos.E18];&quot;&quot;)">
            <text:p/>
          </table:table-cell>
          <table:table-cell table:style-name="ce12" table:formula="of:=IF([.D24]=&quot;Compra&quot;;[$Datos.F18];&quot;&quot;)">
            <text:p/>
          </table:table-cell>
          <table:table-cell table:formula="of:=IF([.D24]=&quot;Compra&quot;;[.E24]*[.F24];&quot;&quot;)">
            <text:p/>
          </table:table-cell>
          <table:table-cell table:formula="of:=IF([.D24]=&quot;Venta&quot;;[$Datos.E18];&quot;&quot;)">
            <text:p/>
          </table:table-cell>
          <table:table-cell table:formula="of:=IF([.D24]=&quot;Venta&quot;;[.L23];&quot;&quot;)">
            <text:p/>
          </table:table-cell>
          <table:table-cell table:formula="of:=IF([.D24]=&quot;Venta&quot;;[.H24]*[.I24];&quot;&quot;)">
            <text:p/>
          </table:table-cell>
          <table:table-cell table:formula="of:=IF([.D24]=&quot;Compra&quot;;[.K23]+[.E24];IF([.D24]=&quot;Venta&quot;;[.K23]-[.H24];&quot;&quot;))">
            <text:p/>
          </table:table-cell>
          <table:table-cell table:formula="of:=IF([.D24]=&quot;&quot;;&quot;&quot;;[.M24]/[.K24])">
            <text:p/>
          </table:table-cell>
          <table:table-cell table:formula="of:=IF([.D24]=&quot;Venta&quot;;[.M23]-[.J24];IF([.D24]=&quot;Compra&quot;;[.M23]+[.G24];&quot;&quot;))">
            <text:p/>
          </table:table-cell>
          <table:table-cell table:formula="of:=IF([.M25]=&quot;&quot;;[.M24];&quot;&quot;)">
            <text:p/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IF([$Datos.C19]=&quot;&quot;;&quot;&quot;;[$Datos.C19])">
            <text:p/>
          </table:table-cell>
          <table:table-cell table:formula="of:=IF([$Datos.D19]=&quot;&quot;;&quot;&quot;;[$Datos.D19])">
            <text:p/>
          </table:table-cell>
          <table:table-cell table:formula="of:=IF([.D25]=&quot;Compra&quot;;[$Datos.E19];&quot;&quot;)">
            <text:p/>
          </table:table-cell>
          <table:table-cell table:formula="of:=IF([.D25]=&quot;Compra&quot;;[$Datos.F19];&quot;&quot;)">
            <text:p/>
          </table:table-cell>
          <table:table-cell table:formula="of:=IF([.D25]=&quot;Compra&quot;;[.E25]*[.F25];&quot;&quot;)">
            <text:p/>
          </table:table-cell>
          <table:table-cell table:style-name="ce12" table:formula="of:=IF([.D25]=&quot;Venta&quot;;[$Datos.E19];&quot;&quot;)">
            <text:p/>
          </table:table-cell>
          <table:table-cell table:formula="of:=IF([.D25]=&quot;Venta&quot;;[.L24];&quot;&quot;)">
            <text:p/>
          </table:table-cell>
          <table:table-cell table:formula="of:=IF([.D25]=&quot;Venta&quot;;[.H25]*[.I25];&quot;&quot;)">
            <text:p/>
          </table:table-cell>
          <table:table-cell table:formula="of:=IF([.D25]=&quot;Compra&quot;;[.K24]+[.E25];IF([.D25]=&quot;Venta&quot;;[.K24]-[.H25];&quot;&quot;))">
            <text:p/>
          </table:table-cell>
          <table:table-cell table:formula="of:=IF([.D25]=&quot;&quot;;&quot;&quot;;[.M25]/[.K25])">
            <text:p/>
          </table:table-cell>
          <table:table-cell table:formula="of:=IF([.D25]=&quot;Venta&quot;;[.M24]-[.J25];IF([.D25]=&quot;Compra&quot;;[.M24]+[.G25];&quot;&quot;))">
            <text:p/>
          </table:table-cell>
          <table:table-cell table:formula="of:=IF([.M26]=&quot;&quot;;[.M25];&quot;&quot;)">
            <text:p/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IF([$Datos.C20]=&quot;&quot;;&quot;&quot;;[$Datos.C20])">
            <text:p/>
          </table:table-cell>
          <table:table-cell table:formula="of:=IF([$Datos.D20]=&quot;&quot;;&quot;&quot;;[$Datos.D20])">
            <text:p/>
          </table:table-cell>
          <table:table-cell table:formula="of:=IF([.D26]=&quot;Compra&quot;;[$Datos.E20];&quot;&quot;)">
            <text:p/>
          </table:table-cell>
          <table:table-cell table:formula="of:=IF([.D26]=&quot;Compra&quot;;[$Datos.F20];&quot;&quot;)">
            <text:p/>
          </table:table-cell>
          <table:table-cell table:formula="of:=IF([.D26]=&quot;Compra&quot;;[.E26]*[.F26];&quot;&quot;)">
            <text:p/>
          </table:table-cell>
          <table:table-cell table:style-name="ce12" table:formula="of:=IF([.D26]=&quot;Venta&quot;;[$Datos.E20];&quot;&quot;)">
            <text:p/>
          </table:table-cell>
          <table:table-cell table:formula="of:=IF([.D26]=&quot;Venta&quot;;[.L25];&quot;&quot;)">
            <text:p/>
          </table:table-cell>
          <table:table-cell table:formula="of:=IF([.D26]=&quot;Venta&quot;;[.H26]*[.I26];&quot;&quot;)">
            <text:p/>
          </table:table-cell>
          <table:table-cell table:formula="of:=IF([.D26]=&quot;Compra&quot;;[.K25]+[.E26];IF([.D26]=&quot;Venta&quot;;[.K25]-[.H26];&quot;&quot;))">
            <text:p/>
          </table:table-cell>
          <table:table-cell table:formula="of:=IF([.D26]=&quot;&quot;;&quot;&quot;;[.M26]/[.K26])">
            <text:p/>
          </table:table-cell>
          <table:table-cell table:formula="of:=IF([.D26]=&quot;Venta&quot;;[.M25]-[.J26];IF([.D26]=&quot;Compra&quot;;[.M25]+[.G26];&quot;&quot;))">
            <text:p/>
          </table:table-cell>
          <table:table-cell table:formula="of:=IF([.M27]=&quot;&quot;;[.M26];&quot;&quot;)">
            <text:p/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IF([$Datos.C21]=&quot;&quot;;&quot;&quot;;[$Datos.C21])">
            <text:p/>
          </table:table-cell>
          <table:table-cell table:formula="of:=IF([$Datos.D21]=&quot;&quot;;&quot;&quot;;[$Datos.D21])">
            <text:p/>
          </table:table-cell>
          <table:table-cell table:style-name="ce12" table:formula="of:=IF([.D27]=&quot;Compra&quot;;[$Datos.E21];&quot;&quot;)">
            <text:p/>
          </table:table-cell>
          <table:table-cell table:style-name="ce12" table:formula="of:=IF([.D27]=&quot;Compra&quot;;[$Datos.F21];&quot;&quot;)">
            <text:p/>
          </table:table-cell>
          <table:table-cell table:formula="of:=IF([.D27]=&quot;Compra&quot;;[.E27]*[.F27];&quot;&quot;)">
            <text:p/>
          </table:table-cell>
          <table:table-cell table:formula="of:=IF([.D27]=&quot;Venta&quot;;[$Datos.E21];&quot;&quot;)">
            <text:p/>
          </table:table-cell>
          <table:table-cell table:formula="of:=IF([.D27]=&quot;Venta&quot;;[.L26];&quot;&quot;)">
            <text:p/>
          </table:table-cell>
          <table:table-cell table:formula="of:=IF([.D27]=&quot;Venta&quot;;[.H27]*[.I27];&quot;&quot;)">
            <text:p/>
          </table:table-cell>
          <table:table-cell table:formula="of:=IF([.D27]=&quot;Compra&quot;;[.K26]+[.E27];IF([.D27]=&quot;Venta&quot;;[.K26]-[.H27];&quot;&quot;))">
            <text:p/>
          </table:table-cell>
          <table:table-cell table:formula="of:=IF([.D27]=&quot;&quot;;&quot;&quot;;[.M27]/[.K27])">
            <text:p/>
          </table:table-cell>
          <table:table-cell table:formula="of:=IF([.D27]=&quot;Venta&quot;;[.M26]-[.J27];IF([.D27]=&quot;Compra&quot;;[.M26]+[.G27];&quot;&quot;))">
            <text:p/>
          </table:table-cell>
          <table:table-cell table:formula="of:=IF([.M28]=&quot;&quot;;[.M27];&quot;&quot;)">
            <text:p/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IF([$Datos.C22]=&quot;&quot;;&quot;&quot;;[$Datos.C22])">
            <text:p/>
          </table:table-cell>
          <table:table-cell table:formula="of:=IF([$Datos.D22]=&quot;&quot;;&quot;&quot;;[$Datos.D22])">
            <text:p/>
          </table:table-cell>
          <table:table-cell table:formula="of:=IF([.D28]=&quot;Compra&quot;;[$Datos.E22];&quot;&quot;)">
            <text:p/>
          </table:table-cell>
          <table:table-cell table:formula="of:=IF([.D28]=&quot;Compra&quot;;[$Datos.F22];&quot;&quot;)">
            <text:p/>
          </table:table-cell>
          <table:table-cell table:formula="of:=IF([.D28]=&quot;Compra&quot;;[.E28]*[.F28];&quot;&quot;)">
            <text:p/>
          </table:table-cell>
          <table:table-cell table:formula="of:=IF([.D28]=&quot;Venta&quot;;[$Datos.E22];&quot;&quot;)">
            <text:p/>
          </table:table-cell>
          <table:table-cell table:formula="of:=IF([.D28]=&quot;Venta&quot;;[.L27];&quot;&quot;)">
            <text:p/>
          </table:table-cell>
          <table:table-cell table:formula="of:=IF([.D28]=&quot;Venta&quot;;[.H28]*[.I28];&quot;&quot;)">
            <text:p/>
          </table:table-cell>
          <table:table-cell table:formula="of:=IF([.D28]=&quot;Compra&quot;;[.K27]+[.E28];IF([.D28]=&quot;Venta&quot;;[.K27]-[.H28];&quot;&quot;))">
            <text:p/>
          </table:table-cell>
          <table:table-cell table:formula="of:=IF([.D28]=&quot;&quot;;&quot;&quot;;[.M28]/[.K28])">
            <text:p/>
          </table:table-cell>
          <table:table-cell table:formula="of:=IF([.D28]=&quot;Venta&quot;;[.M27]-[.J28];IF([.D28]=&quot;Compra&quot;;[.M27]+[.G28];&quot;&quot;))">
            <text:p/>
          </table:table-cell>
          <table:table-cell table:formula="of:=IF([.M29]=&quot;&quot;;[.M28];&quot;&quot;)">
            <text:p/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IF([$Datos.C23]=&quot;&quot;;&quot;&quot;;[$Datos.C23])">
            <text:p/>
          </table:table-cell>
          <table:table-cell table:formula="of:=IF([$Datos.D23]=&quot;&quot;;&quot;&quot;;[$Datos.D23])">
            <text:p/>
          </table:table-cell>
          <table:table-cell table:formula="of:=IF([.D29]=&quot;Compra&quot;;[$Datos.E23];&quot;&quot;)">
            <text:p/>
          </table:table-cell>
          <table:table-cell table:formula="of:=IF([.D29]=&quot;Compra&quot;;[$Datos.F23];&quot;&quot;)">
            <text:p/>
          </table:table-cell>
          <table:table-cell table:formula="of:=IF([.D29]=&quot;Compra&quot;;[.E29]*[.F29];&quot;&quot;)">
            <text:p/>
          </table:table-cell>
          <table:table-cell table:formula="of:=IF([.D29]=&quot;Venta&quot;;[$Datos.E23];&quot;&quot;)">
            <text:p/>
          </table:table-cell>
          <table:table-cell table:formula="of:=IF([.D29]=&quot;Venta&quot;;[.L28];&quot;&quot;)">
            <text:p/>
          </table:table-cell>
          <table:table-cell table:formula="of:=IF([.D29]=&quot;Venta&quot;;[.H29]*[.I29];&quot;&quot;)">
            <text:p/>
          </table:table-cell>
          <table:table-cell table:formula="of:=IF([.D29]=&quot;Compra&quot;;[.K28]+[.E29];IF([.D29]=&quot;Venta&quot;;[.K28]-[.H29];&quot;&quot;))">
            <text:p/>
          </table:table-cell>
          <table:table-cell table:formula="of:=IF([.D29]=&quot;&quot;;&quot;&quot;;[.M29]/[.K29])">
            <text:p/>
          </table:table-cell>
          <table:table-cell table:formula="of:=IF([.D29]=&quot;Venta&quot;;[.M28]-[.J29];IF([.D29]=&quot;Compra&quot;;[.M28]+[.G29];&quot;&quot;))">
            <text:p/>
          </table:table-cell>
          <table:table-cell table:formula="of:=IF([.M30]=&quot;&quot;;[.M29];&quot;&quot;)">
            <text:p/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IF([$Datos.C24]=&quot;&quot;;&quot;&quot;;[$Datos.C24])">
            <text:p/>
          </table:table-cell>
          <table:table-cell table:formula="of:=IF([$Datos.D24]=&quot;&quot;;&quot;&quot;;[$Datos.D24])">
            <text:p/>
          </table:table-cell>
          <table:table-cell table:formula="of:=IF([.D30]=&quot;Compra&quot;;[$Datos.E24];&quot;&quot;)">
            <text:p/>
          </table:table-cell>
          <table:table-cell table:formula="of:=IF([.D30]=&quot;Compra&quot;;[$Datos.F24];&quot;&quot;)">
            <text:p/>
          </table:table-cell>
          <table:table-cell table:formula="of:=IF([.D30]=&quot;Compra&quot;;[.E30]*[.F30];&quot;&quot;)">
            <text:p/>
          </table:table-cell>
          <table:table-cell table:formula="of:=IF([.D30]=&quot;Venta&quot;;[$Datos.E24];&quot;&quot;)">
            <text:p/>
          </table:table-cell>
          <table:table-cell table:formula="of:=IF([.D30]=&quot;Venta&quot;;[.L29];&quot;&quot;)">
            <text:p/>
          </table:table-cell>
          <table:table-cell table:formula="of:=IF([.D30]=&quot;Venta&quot;;[.H30]*[.I30];&quot;&quot;)">
            <text:p/>
          </table:table-cell>
          <table:table-cell table:formula="of:=IF([.D30]=&quot;Compra&quot;;[.K29]+[.E30];IF([.D30]=&quot;Venta&quot;;[.K29]-[.H30];&quot;&quot;))">
            <text:p/>
          </table:table-cell>
          <table:table-cell table:formula="of:=IF([.D30]=&quot;&quot;;&quot;&quot;;[.M30]/[.K30])">
            <text:p/>
          </table:table-cell>
          <table:table-cell table:formula="of:=IF([.D30]=&quot;Venta&quot;;[.M29]-[.J30];IF([.D30]=&quot;Compra&quot;;[.M29]+[.G30];&quot;&quot;))">
            <text:p/>
          </table:table-cell>
          <table:table-cell table:formula="of:=IF([.M31]=&quot;&quot;;[.M30];&quot;&quot;)">
            <text:p/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IF([$Datos.C25]=&quot;&quot;;&quot;&quot;;[$Datos.C25])">
            <text:p/>
          </table:table-cell>
          <table:table-cell table:formula="of:=IF([$Datos.D25]=&quot;&quot;;&quot;&quot;;[$Datos.D25])">
            <text:p/>
          </table:table-cell>
          <table:table-cell table:formula="of:=IF([.D31]=&quot;Compra&quot;;[$Datos.E25];&quot;&quot;)">
            <text:p/>
          </table:table-cell>
          <table:table-cell table:formula="of:=IF([.D31]=&quot;Compra&quot;;[$Datos.F25];&quot;&quot;)">
            <text:p/>
          </table:table-cell>
          <table:table-cell table:formula="of:=IF([.D31]=&quot;Compra&quot;;[.E31]*[.F31];&quot;&quot;)">
            <text:p/>
          </table:table-cell>
          <table:table-cell table:formula="of:=IF([.D31]=&quot;Venta&quot;;[$Datos.E25];&quot;&quot;)">
            <text:p/>
          </table:table-cell>
          <table:table-cell table:formula="of:=IF([.D31]=&quot;Venta&quot;;[.L30];&quot;&quot;)">
            <text:p/>
          </table:table-cell>
          <table:table-cell table:formula="of:=IF([.D31]=&quot;Venta&quot;;[.H31]*[.I31];&quot;&quot;)">
            <text:p/>
          </table:table-cell>
          <table:table-cell table:formula="of:=IF([.D31]=&quot;Compra&quot;;[.K30]+[.E31];IF([.D31]=&quot;Venta&quot;;[.K30]-[.H31];&quot;&quot;))">
            <text:p/>
          </table:table-cell>
          <table:table-cell table:formula="of:=IF([.D31]=&quot;&quot;;&quot;&quot;;[.M31]/[.K31])">
            <text:p/>
          </table:table-cell>
          <table:table-cell table:formula="of:=IF([.D31]=&quot;Venta&quot;;[.M30]-[.J31];IF([.D31]=&quot;Compra&quot;;[.M30]+[.G31];&quot;&quot;))">
            <text:p/>
          </table:table-cell>
          <table:table-cell table:formula="of:=IF([.M32]=&quot;&quot;;[.M31];&quot;&quot;)">
            <text:p/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IF([$Datos.C26]=&quot;&quot;;&quot;&quot;;[$Datos.C26])">
            <text:p/>
          </table:table-cell>
          <table:table-cell table:formula="of:=IF([$Datos.D26]=&quot;&quot;;&quot;&quot;;[$Datos.D26])">
            <text:p/>
          </table:table-cell>
          <table:table-cell table:formula="of:=IF([.D32]=&quot;Compra&quot;;[$Datos.E26];&quot;&quot;)">
            <text:p/>
          </table:table-cell>
          <table:table-cell table:formula="of:=IF([.D32]=&quot;Compra&quot;;[$Datos.F26];&quot;&quot;)">
            <text:p/>
          </table:table-cell>
          <table:table-cell table:formula="of:=IF([.D32]=&quot;Compra&quot;;[.E32]*[.F32];&quot;&quot;)">
            <text:p/>
          </table:table-cell>
          <table:table-cell table:formula="of:=IF([.D32]=&quot;Venta&quot;;[$Datos.E26];&quot;&quot;)">
            <text:p/>
          </table:table-cell>
          <table:table-cell table:formula="of:=IF([.D32]=&quot;Venta&quot;;[.L31];&quot;&quot;)">
            <text:p/>
          </table:table-cell>
          <table:table-cell table:formula="of:=IF([.D32]=&quot;Venta&quot;;[.H32]*[.I32];&quot;&quot;)">
            <text:p/>
          </table:table-cell>
          <table:table-cell table:formula="of:=IF([.D32]=&quot;Compra&quot;;[.K31]+[.E32];IF([.D32]=&quot;Venta&quot;;[.K31]-[.H32];&quot;&quot;))">
            <text:p/>
          </table:table-cell>
          <table:table-cell table:formula="of:=IF([.D32]=&quot;&quot;;&quot;&quot;;[.M32]/[.K32])">
            <text:p/>
          </table:table-cell>
          <table:table-cell table:formula="of:=IF([.D32]=&quot;Venta&quot;;[.M31]-[.J32];IF([.D32]=&quot;Compra&quot;;[.M31]+[.G32];&quot;&quot;))">
            <text:p/>
          </table:table-cell>
          <table:table-cell table:formula="of:=IF([.M33]=&quot;&quot;;[.M32];&quot;&quot;)">
            <text:p/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IF([$Datos.C27]=&quot;&quot;;&quot;&quot;;[$Datos.C27])">
            <text:p/>
          </table:table-cell>
          <table:table-cell table:formula="of:=IF([$Datos.D27]=&quot;&quot;;&quot;&quot;;[$Datos.D27])">
            <text:p/>
          </table:table-cell>
          <table:table-cell table:formula="of:=IF([.D33]=&quot;Compra&quot;;[$Datos.E27];&quot;&quot;)">
            <text:p/>
          </table:table-cell>
          <table:table-cell table:formula="of:=IF([.D33]=&quot;Compra&quot;;[$Datos.F27];&quot;&quot;)">
            <text:p/>
          </table:table-cell>
          <table:table-cell table:formula="of:=IF([.D33]=&quot;Compra&quot;;[.E33]*[.F33];&quot;&quot;)">
            <text:p/>
          </table:table-cell>
          <table:table-cell table:formula="of:=IF([.D33]=&quot;Venta&quot;;[$Datos.E27];&quot;&quot;)">
            <text:p/>
          </table:table-cell>
          <table:table-cell table:formula="of:=IF([.D33]=&quot;Venta&quot;;[.L32];&quot;&quot;)">
            <text:p/>
          </table:table-cell>
          <table:table-cell table:formula="of:=IF([.D33]=&quot;Venta&quot;;[.H33]*[.I33];&quot;&quot;)">
            <text:p/>
          </table:table-cell>
          <table:table-cell table:formula="of:=IF([.D33]=&quot;Compra&quot;;[.K32]+[.E33];IF([.D33]=&quot;Venta&quot;;[.K32]-[.H33];&quot;&quot;))">
            <text:p/>
          </table:table-cell>
          <table:table-cell table:formula="of:=IF([.D33]=&quot;&quot;;&quot;&quot;;[.M33]/[.K33])">
            <text:p/>
          </table:table-cell>
          <table:table-cell table:formula="of:=IF([.D33]=&quot;Venta&quot;;[.M32]-[.J33];IF([.D33]=&quot;Compra&quot;;[.M32]+[.G33];&quot;&quot;))">
            <text:p/>
          </table:table-cell>
          <table:table-cell table:formula="of:=IF([.M34]=&quot;&quot;;[.M33];&quot;&quot;)">
            <text:p/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IF([$Datos.C28]=&quot;&quot;;&quot;&quot;;[$Datos.C28])">
            <text:p/>
          </table:table-cell>
          <table:table-cell table:formula="of:=IF([$Datos.D28]=&quot;&quot;;&quot;&quot;;[$Datos.D28])">
            <text:p/>
          </table:table-cell>
          <table:table-cell table:formula="of:=IF([.D34]=&quot;Compra&quot;;[$Datos.E28];&quot;&quot;)">
            <text:p/>
          </table:table-cell>
          <table:table-cell table:formula="of:=IF([.D34]=&quot;Compra&quot;;[$Datos.F28];&quot;&quot;)">
            <text:p/>
          </table:table-cell>
          <table:table-cell table:formula="of:=IF([.D34]=&quot;Compra&quot;;[.E34]*[.F34];&quot;&quot;)">
            <text:p/>
          </table:table-cell>
          <table:table-cell table:formula="of:=IF([.D34]=&quot;Venta&quot;;[$Datos.E28];&quot;&quot;)">
            <text:p/>
          </table:table-cell>
          <table:table-cell table:formula="of:=IF([.D34]=&quot;Venta&quot;;[.L33];&quot;&quot;)">
            <text:p/>
          </table:table-cell>
          <table:table-cell table:formula="of:=IF([.D34]=&quot;Venta&quot;;[.H34]*[.I34];&quot;&quot;)">
            <text:p/>
          </table:table-cell>
          <table:table-cell table:formula="of:=IF([.D34]=&quot;Compra&quot;;[.K33]+[.E34];IF([.D34]=&quot;Venta&quot;;[.K33]-[.H34];&quot;&quot;))">
            <text:p/>
          </table:table-cell>
          <table:table-cell table:formula="of:=IF([.D34]=&quot;&quot;;&quot;&quot;;[.M34]/[.K34])">
            <text:p/>
          </table:table-cell>
          <table:table-cell table:formula="of:=IF([.D34]=&quot;Venta&quot;;[.M33]-[.J34];IF([.D34]=&quot;Compra&quot;;[.M33]+[.G34];&quot;&quot;))">
            <text:p/>
          </table:table-cell>
          <table:table-cell table:formula="of:=IF([.M35]=&quot;&quot;;[.M34];&quot;&quot;)">
            <text:p/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IF([$Datos.C29]=&quot;&quot;;&quot;&quot;;[$Datos.C29])">
            <text:p/>
          </table:table-cell>
          <table:table-cell table:formula="of:=IF([$Datos.D29]=&quot;&quot;;&quot;&quot;;[$Datos.D29])">
            <text:p/>
          </table:table-cell>
          <table:table-cell table:formula="of:=IF([.D35]=&quot;Compra&quot;;[$Datos.E29];&quot;&quot;)">
            <text:p/>
          </table:table-cell>
          <table:table-cell table:formula="of:=IF([.D35]=&quot;Compra&quot;;[$Datos.F29];&quot;&quot;)">
            <text:p/>
          </table:table-cell>
          <table:table-cell table:formula="of:=IF([.D35]=&quot;Compra&quot;;[.E35]*[.F35];&quot;&quot;)">
            <text:p/>
          </table:table-cell>
          <table:table-cell table:formula="of:=IF([.D35]=&quot;Venta&quot;;[$Datos.E29];&quot;&quot;)">
            <text:p/>
          </table:table-cell>
          <table:table-cell table:formula="of:=IF([.D35]=&quot;Venta&quot;;[.L34];&quot;&quot;)">
            <text:p/>
          </table:table-cell>
          <table:table-cell table:formula="of:=IF([.D35]=&quot;Venta&quot;;[.H35]*[.I35];&quot;&quot;)">
            <text:p/>
          </table:table-cell>
          <table:table-cell table:formula="of:=IF([.D35]=&quot;Compra&quot;;[.K34]+[.E35];IF([.D35]=&quot;Venta&quot;;[.K34]-[.H35];&quot;&quot;))">
            <text:p/>
          </table:table-cell>
          <table:table-cell table:formula="of:=IF([.D35]=&quot;&quot;;&quot;&quot;;[.M35]/[.K35])">
            <text:p/>
          </table:table-cell>
          <table:table-cell table:formula="of:=IF([.D35]=&quot;Venta&quot;;[.M34]-[.J35];IF([.D35]=&quot;Compra&quot;;[.M34]+[.G35];&quot;&quot;))">
            <text:p/>
          </table:table-cell>
          <table:table-cell table:formula="of:=IF([.M36]=&quot;&quot;;[.M35];&quot;&quot;)">
            <text:p/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IF([$Datos.C30]=&quot;&quot;;&quot;&quot;;[$Datos.C30])">
            <text:p/>
          </table:table-cell>
          <table:table-cell table:formula="of:=IF([$Datos.D30]=&quot;&quot;;&quot;&quot;;[$Datos.D30])">
            <text:p/>
          </table:table-cell>
          <table:table-cell table:formula="of:=IF([.D36]=&quot;Compra&quot;;[$Datos.E30];&quot;&quot;)">
            <text:p/>
          </table:table-cell>
          <table:table-cell table:formula="of:=IF([.D36]=&quot;Compra&quot;;[$Datos.F30];&quot;&quot;)">
            <text:p/>
          </table:table-cell>
          <table:table-cell table:formula="of:=IF([.D36]=&quot;Compra&quot;;[.E36]*[.F36];&quot;&quot;)">
            <text:p/>
          </table:table-cell>
          <table:table-cell table:formula="of:=IF([.D36]=&quot;Venta&quot;;[$Datos.E30];&quot;&quot;)">
            <text:p/>
          </table:table-cell>
          <table:table-cell table:formula="of:=IF([.D36]=&quot;Venta&quot;;[.L35];&quot;&quot;)">
            <text:p/>
          </table:table-cell>
          <table:table-cell table:formula="of:=IF([.D36]=&quot;Venta&quot;;[.H36]*[.I36];&quot;&quot;)">
            <text:p/>
          </table:table-cell>
          <table:table-cell table:formula="of:=IF([.D36]=&quot;Compra&quot;;[.K35]+[.E36];IF([.D36]=&quot;Venta&quot;;[.K35]-[.H36];&quot;&quot;))">
            <text:p/>
          </table:table-cell>
          <table:table-cell table:formula="of:=IF([.D36]=&quot;&quot;;&quot;&quot;;[.M36]/[.K36])">
            <text:p/>
          </table:table-cell>
          <table:table-cell table:formula="of:=IF([.D36]=&quot;Venta&quot;;[.M35]-[.J36];IF([.D36]=&quot;Compra&quot;;[.M35]+[.G36];&quot;&quot;))">
            <text:p/>
          </table:table-cell>
          <table:table-cell table:formula="of:=IF([.M37]=&quot;&quot;;[.M36];&quot;&quot;)">
            <text:p/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IF([$Datos.C31]=&quot;&quot;;&quot;&quot;;[$Datos.C31])">
            <text:p/>
          </table:table-cell>
          <table:table-cell table:formula="of:=IF([$Datos.D31]=&quot;&quot;;&quot;&quot;;[$Datos.D31])">
            <text:p/>
          </table:table-cell>
          <table:table-cell table:formula="of:=IF([.D37]=&quot;Compra&quot;;[$Datos.E31];&quot;&quot;)">
            <text:p/>
          </table:table-cell>
          <table:table-cell table:formula="of:=IF([.D37]=&quot;Compra&quot;;[$Datos.F31];&quot;&quot;)">
            <text:p/>
          </table:table-cell>
          <table:table-cell table:formula="of:=IF([.D37]=&quot;Compra&quot;;[.E37]*[.F37];&quot;&quot;)">
            <text:p/>
          </table:table-cell>
          <table:table-cell table:formula="of:=IF([.D37]=&quot;Venta&quot;;[$Datos.E31];&quot;&quot;)">
            <text:p/>
          </table:table-cell>
          <table:table-cell table:formula="of:=IF([.D37]=&quot;Venta&quot;;[.L36];&quot;&quot;)">
            <text:p/>
          </table:table-cell>
          <table:table-cell table:formula="of:=IF([.D37]=&quot;Venta&quot;;[.H37]*[.I37];&quot;&quot;)">
            <text:p/>
          </table:table-cell>
          <table:table-cell table:formula="of:=IF([.D37]=&quot;Compra&quot;;[.K36]+[.E37];IF([.D37]=&quot;Venta&quot;;[.K36]-[.H37];&quot;&quot;))">
            <text:p/>
          </table:table-cell>
          <table:table-cell table:formula="of:=IF([.D37]=&quot;&quot;;&quot;&quot;;[.M37]/[.K37])">
            <text:p/>
          </table:table-cell>
          <table:table-cell table:formula="of:=IF([.D37]=&quot;Venta&quot;;[.M36]-[.J37];IF([.D37]=&quot;Compra&quot;;[.M36]+[.G37];&quot;&quot;))">
            <text:p/>
          </table:table-cell>
          <table:table-cell table:formula="of:=IF([.M38]=&quot;&quot;;[.M37];&quot;&quot;)">
            <text:p/>
          </table:table-cell>
        </table:table-row>
      </table:table>
      <table:table table:name="Beneficio" table:style-name="ta1">
        <table:table-column table:style-name="co1" table:number-columns-repeated="3" table:default-cell-style-name="Default"/>
        <table:table-column table:style-name="co1" table:number-columns-repeated="2" table:default-cell-style-name="ce17"/>
        <table:table-column table:style-name="co1" table:default-cell-style-name="Default"/>
        <table:table-column table:style-name="co1" table:number-columns-repeated="2" table:default-cell-style-name="ce17"/>
        <table:table-column table:style-name="co1" table:number-columns-repeated="5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ce17" office:value-type="string" calcext:value-type="string">
            <text:p>Ventas</text:p>
          </table:table-cell>
          <table:table-cell table:style-name="ce17" office:value-type="string" calcext:value-type="string">
            <text:p>Compras</text:p>
          </table:table-cell>
          <table:table-cell table:style-name="ce17" office:value-type="string" calcext:value-type="string">
            <text:p>Ei</text:p>
          </table:table-cell>
          <table:table-cell table:style-name="ce17" office:value-type="string" calcext:value-type="string">
            <text:p>Ef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6" office:value-type="string" calcext:value-type="string" table:number-columns-spanned="2" table:number-rows-spanned="2">
            <text:p>INGRESOS</text:p>
          </table:table-cell>
          <table:covered-table-cell table:style-name="ce22"/>
          <table:table-cell/>
          <table:table-cell table:style-name="ce19" office:value-type="string" calcext:value-type="string" table:number-columns-spanned="2" table:number-rows-spanned="2">
            <text:p>COSTES TOTALES</text:p>
          </table:table-cell>
          <table:covered-table-cell table:style-name="ce22"/>
          <table:table-cell table:number-columns-repeated="4"/>
          <table:table-cell office:value-type="float" office:value="1" calcext:value-type="float">
            <text:p>1</text:p>
          </table:table-cell>
          <table:table-cell table:formula="of:=IF([$Datos.D8]=&quot;Venta&quot;;[$Datos.E8]*[$Datos.F8];&quot;&quot;)">
            <text:p/>
          </table:table-cell>
          <table:table-cell table:formula="of:=IF([$Datos.D8]=&quot;Compra&quot;;[$Datos.E8]*[$Datos.F8];&quot;&quot;)">
            <text:p/>
          </table:table-cell>
          <table:table-cell table:formula="of:=IF([$Datos.D8]=&quot;Ei&quot;;[$Datos.E8]*[$Datos.F8];&quot;&quot;)" office:value-type="float" office:value="200" calcext:value-type="float">
            <text:p>200</text:p>
          </table:table-cell>
          <table:table-cell table:style-name="ce17" table:formula="of:=SUM([$Inventario.N14:.N37])" office:value-type="float" office:value="11.75" calcext:value-type="float">
            <text:p>11,75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number-columns-repeated="2" table:style-name="ce22"/>
          <table:table-cell/>
          <table:covered-table-cell table:number-columns-repeated="2" table:style-name="ce22"/>
          <table:table-cell table:number-columns-repeated="4"/>
          <table:table-cell office:value-type="float" office:value="2" calcext:value-type="float">
            <text:p>2</text:p>
          </table:table-cell>
          <table:table-cell table:formula="of:=IF([$Datos.D9]=&quot;Venta&quot;;[$Datos.E9]*[$Datos.F9];&quot;&quot;)" office:value-type="float" office:value="250" calcext:value-type="float">
            <text:p>250</text:p>
          </table:table-cell>
          <table:table-cell table:formula="of:=IF([$Datos.D9]=&quot;Compra&quot;;[$Datos.E9]*[$Datos.F9];&quot;&quot;)">
            <text:p/>
          </table:table-cell>
          <table:table-cell table:formula="of:=IF([$Datos.D9]=&quot;Ei&quot;;[$Datos.E9]*[$Datos.F9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IF([$Datos.D8]=&quot;Venta&quot;;[$Datos.E8]*[$Datos.F8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$Datos.D8]=&quot;Venta&quot;;[$Inventario.J14];&quot;&quot;)">
            <text:p/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IF([$Datos.D10]=&quot;Venta&quot;;[$Datos.E10]*[$Datos.F10];&quot;&quot;)">
            <text:p/>
          </table:table-cell>
          <table:table-cell table:formula="of:=IF([$Datos.D10]=&quot;Compra&quot;;[$Datos.E10]*[$Datos.F10];&quot;&quot;)" office:value-type="float" office:value="40" calcext:value-type="float">
            <text:p>40</text:p>
          </table:table-cell>
          <table:table-cell table:formula="of:=IF([$Datos.D10]=&quot;Ei&quot;;[$Datos.E10]*[$Datos.F10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IF([$Datos.D9]=&quot;Venta&quot;;[$Datos.E9]*[$Datos.F9];&quot;&quot;)" office:value-type="float" office:value="250" calcext:value-type="float">
            <text:p>25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$Datos.D9]=&quot;Venta&quot;;[$Inventario.J15];&quot;&quot;)" office:value-type="float" office:value="125" calcext:value-type="float">
            <text:p>12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IF([$Datos.D11]=&quot;Venta&quot;;[$Datos.E11]*[$Datos.F11];&quot;&quot;)">
            <text:p/>
          </table:table-cell>
          <table:table-cell table:formula="of:=IF([$Datos.D11]=&quot;Compra&quot;;[$Datos.E11]*[$Datos.F11];&quot;&quot;)" office:value-type="float" office:value="120" calcext:value-type="float">
            <text:p>120</text:p>
          </table:table-cell>
          <table:table-cell table:formula="of:=IF([$Datos.D11]=&quot;Ei&quot;;[$Datos.E11]*[$Datos.F11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IF([$Datos.D10]=&quot;Venta&quot;;[$Datos.E10]*[$Datos.F10]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 table:formula="of:=IF([$Datos.D10]=&quot;Venta&quot;;[$Inventario.J16];&quot;&quot;)">
            <text:p/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IF([$Datos.D12]=&quot;Venta&quot;;[$Datos.E12]*[$Datos.F12];&quot;&quot;)" office:value-type="float" office:value="600" calcext:value-type="float">
            <text:p>600</text:p>
          </table:table-cell>
          <table:table-cell table:formula="of:=IF([$Datos.D12]=&quot;Compra&quot;;[$Datos.E12]*[$Datos.F12];&quot;&quot;)">
            <text:p/>
          </table:table-cell>
          <table:table-cell table:formula="of:=IF([$Datos.D12]=&quot;Ei&quot;;[$Datos.E12]*[$Datos.F12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IF([$Datos.D11]=&quot;Venta&quot;;[$Datos.E11]*[$Datos.F11];&quot;&quot;)">
            <text:p/>
          </table:table-cell>
          <table:table-cell/>
          <table:table-cell office:value-type="float" office:value="4" calcext:value-type="float">
            <text:p>4</text:p>
          </table:table-cell>
          <table:table-cell table:formula="of:=IF([$Datos.D11]=&quot;Venta&quot;;[$Inventario.J17];&quot;&quot;)">
            <text:p/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IF([$Datos.D13]=&quot;Venta&quot;;[$Datos.E13]*[$Datos.F13];&quot;&quot;)" office:value-type="float" office:value="176" calcext:value-type="float">
            <text:p>176</text:p>
          </table:table-cell>
          <table:table-cell table:formula="of:=IF([$Datos.D13]=&quot;Compra&quot;;[$Datos.E13]*[$Datos.F13];&quot;&quot;)">
            <text:p/>
          </table:table-cell>
          <table:table-cell table:formula="of:=IF([$Datos.D13]=&quot;Ei&quot;;[$Datos.E13]*[$Datos.F13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IF([$Datos.D12]=&quot;Venta&quot;;[$Datos.E12]*[$Datos.F12];&quot;&quot;)" office:value-type="float" office:value="600" calcext:value-type="float">
            <text:p>60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[$Datos.D12]=&quot;Venta&quot;;[$Inventario.J18];&quot;&quot;)" office:value-type="float" office:value="176.25" calcext:value-type="float">
            <text:p>176,2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IF([$Datos.D14]=&quot;Venta&quot;;[$Datos.E14]*[$Datos.F14];&quot;&quot;)">
            <text:p/>
          </table:table-cell>
          <table:table-cell table:formula="of:=IF([$Datos.D14]=&quot;Compra&quot;;[$Datos.E14]*[$Datos.F14];&quot;&quot;)">
            <text:p/>
          </table:table-cell>
          <table:table-cell table:formula="of:=IF([$Datos.D14]=&quot;Ei&quot;;[$Datos.E14]*[$Datos.F14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IF([$Datos.D13]=&quot;Venta&quot;;[$Datos.E13]*[$Datos.F13];&quot;&quot;)" office:value-type="float" office:value="176" calcext:value-type="float">
            <text:p>176</text:p>
          </table:table-cell>
          <table:table-cell/>
          <table:table-cell office:value-type="float" office:value="6" calcext:value-type="float">
            <text:p>6</text:p>
          </table:table-cell>
          <table:table-cell table:formula="of:=IF([$Datos.D13]=&quot;Venta&quot;;[$Inventario.J19];&quot;&quot;)" office:value-type="float" office:value="47" calcext:value-type="float">
            <text:p>4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IF([$Datos.D15]=&quot;Venta&quot;;[$Datos.E15]*[$Datos.F15];&quot;&quot;)">
            <text:p/>
          </table:table-cell>
          <table:table-cell table:formula="of:=IF([$Datos.D15]=&quot;Compra&quot;;[$Datos.E15]*[$Datos.F15];&quot;&quot;)">
            <text:p/>
          </table:table-cell>
          <table:table-cell table:formula="of:=IF([$Datos.D15]=&quot;Ei&quot;;[$Datos.E15]*[$Datos.F15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IF([$Datos.D14]=&quot;Venta&quot;;[$Datos.E14]*[$Datos.F14];&quot;&quot;)">
            <text:p/>
          </table:table-cell>
          <table:table-cell/>
          <table:table-cell office:value-type="float" office:value="7" calcext:value-type="float">
            <text:p>7</text:p>
          </table:table-cell>
          <table:table-cell table:formula="of:=IF([$Datos.D14]=&quot;Venta&quot;;[$Inventario.J20];&quot;&quot;)">
            <text:p/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IF([$Datos.D16]=&quot;Venta&quot;;[$Datos.E16]*[$Datos.F16];&quot;&quot;)">
            <text:p/>
          </table:table-cell>
          <table:table-cell table:formula="of:=IF([$Datos.D16]=&quot;Compra&quot;;[$Datos.E16]*[$Datos.F16];&quot;&quot;)">
            <text:p/>
          </table:table-cell>
          <table:table-cell table:formula="of:=IF([$Datos.D16]=&quot;Ei&quot;;[$Datos.E16]*[$Datos.F16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IF([$Datos.D15]=&quot;Venta&quot;;[$Datos.E15]*[$Datos.F15];&quot;&quot;)">
            <text:p/>
          </table:table-cell>
          <table:table-cell/>
          <table:table-cell office:value-type="float" office:value="8" calcext:value-type="float">
            <text:p>8</text:p>
          </table:table-cell>
          <table:table-cell table:formula="of:=IF([$Datos.D15]=&quot;Venta&quot;;[$Inventario.J21];&quot;&quot;)">
            <text:p/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IF([$Datos.D17]=&quot;Venta&quot;;[$Datos.E17]*[$Datos.F17];&quot;&quot;)">
            <text:p/>
          </table:table-cell>
          <table:table-cell table:formula="of:=IF([$Datos.D17]=&quot;Compra&quot;;[$Datos.E17]*[$Datos.F17];&quot;&quot;)">
            <text:p/>
          </table:table-cell>
          <table:table-cell table:formula="of:=IF([$Datos.D17]=&quot;Ei&quot;;[$Datos.E17]*[$Datos.F17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IF([$Datos.D16]=&quot;Venta&quot;;[$Datos.E16]*[$Datos.F16];&quot;&quot;)">
            <text:p/>
          </table:table-cell>
          <table:table-cell/>
          <table:table-cell office:value-type="float" office:value="9" calcext:value-type="float">
            <text:p>9</text:p>
          </table:table-cell>
          <table:table-cell table:formula="of:=IF([$Datos.D16]=&quot;Venta&quot;;[$Inventario.J22];&quot;&quot;)">
            <text:p/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formula="of:=IF([$Datos.D18]=&quot;Venta&quot;;[$Datos.E18]*[$Datos.F18];&quot;&quot;)">
            <text:p/>
          </table:table-cell>
          <table:table-cell table:formula="of:=IF([$Datos.D18]=&quot;Compra&quot;;[$Datos.E18]*[$Datos.F18];&quot;&quot;)">
            <text:p/>
          </table:table-cell>
          <table:table-cell table:formula="of:=IF([$Datos.D18]=&quot;Ei&quot;;[$Datos.E18]*[$Datos.F18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IF([$Datos.D17]=&quot;Venta&quot;;[$Datos.E17]*[$Datos.F17];&quot;&quot;)">
            <text:p/>
          </table:table-cell>
          <table:table-cell/>
          <table:table-cell office:value-type="float" office:value="10" calcext:value-type="float">
            <text:p>10</text:p>
          </table:table-cell>
          <table:table-cell table:formula="of:=IF([$Datos.D17]=&quot;Venta&quot;;[$Inventario.J23];&quot;&quot;)">
            <text:p/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IF([$Datos.D19]=&quot;Venta&quot;;[$Datos.E19]*[$Datos.F19];&quot;&quot;)">
            <text:p/>
          </table:table-cell>
          <table:table-cell table:formula="of:=IF([$Datos.D19]=&quot;Compra&quot;;[$Datos.E19]*[$Datos.F19];&quot;&quot;)">
            <text:p/>
          </table:table-cell>
          <table:table-cell table:formula="of:=IF([$Datos.D19]=&quot;Ei&quot;;[$Datos.E19]*[$Datos.F19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IF([$Datos.D18]=&quot;Venta&quot;;[$Datos.E18]*[$Datos.F18];&quot;&quot;)">
            <text:p/>
          </table:table-cell>
          <table:table-cell/>
          <table:table-cell office:value-type="float" office:value="11" calcext:value-type="float">
            <text:p>11</text:p>
          </table:table-cell>
          <table:table-cell table:formula="of:=IF([$Datos.D18]=&quot;Venta&quot;;[$Inventario.J24];&quot;&quot;)">
            <text:p/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IF([$Datos.D20]=&quot;Venta&quot;;[$Datos.E20]*[$Datos.F20];&quot;&quot;)">
            <text:p/>
          </table:table-cell>
          <table:table-cell table:formula="of:=IF([$Datos.D20]=&quot;Compra&quot;;[$Datos.E20]*[$Datos.F20];&quot;&quot;)">
            <text:p/>
          </table:table-cell>
          <table:table-cell table:formula="of:=IF([$Datos.D20]=&quot;Ei&quot;;[$Datos.E20]*[$Datos.F20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IF([$Datos.D19]=&quot;Venta&quot;;[$Datos.E19]*[$Datos.F19];&quot;&quot;)">
            <text:p/>
          </table:table-cell>
          <table:table-cell/>
          <table:table-cell office:value-type="float" office:value="12" calcext:value-type="float">
            <text:p>12</text:p>
          </table:table-cell>
          <table:table-cell table:formula="of:=IF([$Datos.D19]=&quot;Venta&quot;;[$Inventario.J25];&quot;&quot;)">
            <text:p/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formula="of:=IF([$Datos.D21]=&quot;Venta&quot;;[$Datos.E21]*[$Datos.F21];&quot;&quot;)">
            <text:p/>
          </table:table-cell>
          <table:table-cell table:formula="of:=IF([$Datos.D21]=&quot;Compra&quot;;[$Datos.E21]*[$Datos.F21];&quot;&quot;)">
            <text:p/>
          </table:table-cell>
          <table:table-cell table:formula="of:=IF([$Datos.D21]=&quot;Ei&quot;;[$Datos.E21]*[$Datos.F21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IF([$Datos.D20]=&quot;Venta&quot;;[$Datos.E20]*[$Datos.F20];&quot;&quot;)">
            <text:p/>
          </table:table-cell>
          <table:table-cell/>
          <table:table-cell office:value-type="float" office:value="13" calcext:value-type="float">
            <text:p>13</text:p>
          </table:table-cell>
          <table:table-cell table:formula="of:=IF([$Datos.D20]=&quot;Venta&quot;;[$Inventario.J26];&quot;&quot;)">
            <text:p/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formula="of:=IF([$Datos.D22]=&quot;Venta&quot;;[$Datos.E22]*[$Datos.F22];&quot;&quot;)">
            <text:p/>
          </table:table-cell>
          <table:table-cell table:formula="of:=IF([$Datos.D22]=&quot;Compra&quot;;[$Datos.E22]*[$Datos.F22];&quot;&quot;)">
            <text:p/>
          </table:table-cell>
          <table:table-cell table:formula="of:=IF([$Datos.D22]=&quot;Ei&quot;;[$Datos.E22]*[$Datos.F22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IF([$Datos.D21]=&quot;Venta&quot;;[$Datos.E21]*[$Datos.F21];&quot;&quot;)">
            <text:p/>
          </table:table-cell>
          <table:table-cell/>
          <table:table-cell office:value-type="float" office:value="14" calcext:value-type="float">
            <text:p>14</text:p>
          </table:table-cell>
          <table:table-cell table:formula="of:=IF([$Datos.D21]=&quot;Venta&quot;;[$Inventario.J27];&quot;&quot;)">
            <text:p/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IF([$Datos.D23]=&quot;Venta&quot;;[$Datos.E23]*[$Datos.F23];&quot;&quot;)">
            <text:p/>
          </table:table-cell>
          <table:table-cell table:formula="of:=IF([$Datos.D23]=&quot;Compra&quot;;[$Datos.E23]*[$Datos.F23];&quot;&quot;)">
            <text:p/>
          </table:table-cell>
          <table:table-cell table:formula="of:=IF([$Datos.D23]=&quot;Ei&quot;;[$Datos.E23]*[$Datos.F23];&quot;&quot;)">
            <text:p/>
          </table:table-cell>
          <table:table-cell table:number-columns-repeated="2"/>
          <table:table-cell office:value-type="string" calcext:value-type="string">
            <text:p>Ei – Ef</text:p>
          </table:table-cell>
          <table:table-cell table:formula="of:=[.P5]-[.Q5]" office:value-type="float" office:value="188.25" calcext:value-type="float">
            <text:p>188,25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IF([$Datos.D22]=&quot;Venta&quot;;[$Datos.E22]*[$Datos.F22];&quot;&quot;)">
            <text:p/>
          </table:table-cell>
          <table:table-cell/>
          <table:table-cell office:value-type="float" office:value="15" calcext:value-type="float">
            <text:p>15</text:p>
          </table:table-cell>
          <table:table-cell table:formula="of:=IF([$Datos.D22]=&quot;Venta&quot;;[$Inventario.J28];&quot;&quot;)">
            <text:p/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formula="of:=IF([$Datos.D24]=&quot;Venta&quot;;[$Datos.E24]*[$Datos.F24];&quot;&quot;)">
            <text:p/>
          </table:table-cell>
          <table:table-cell table:formula="of:=IF([$Datos.D24]=&quot;Compra&quot;;[$Datos.E24]*[$Datos.F24];&quot;&quot;)">
            <text:p/>
          </table:table-cell>
          <table:table-cell table:formula="of:=IF([$Datos.D24]=&quot;Ei&quot;;[$Datos.E24]*[$Datos.F24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IF([$Datos.D23]=&quot;Venta&quot;;[$Datos.E23]*[$Datos.F23];&quot;&quot;)">
            <text:p/>
          </table:table-cell>
          <table:table-cell/>
          <table:table-cell office:value-type="float" office:value="16" calcext:value-type="float">
            <text:p>16</text:p>
          </table:table-cell>
          <table:table-cell table:formula="of:=IF([$Datos.D23]=&quot;Venta&quot;;[$Inventario.J29];&quot;&quot;)">
            <text:p/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formula="of:=IF([$Datos.D25]=&quot;Venta&quot;;[$Datos.E25]*[$Datos.F25];&quot;&quot;)">
            <text:p/>
          </table:table-cell>
          <table:table-cell table:formula="of:=IF([$Datos.D25]=&quot;Compra&quot;;[$Datos.E25]*[$Datos.F25];&quot;&quot;)">
            <text:p/>
          </table:table-cell>
          <table:table-cell table:formula="of:=IF([$Datos.D25]=&quot;Ei&quot;;[$Datos.E25]*[$Datos.F25];&quot;&quot;)">
            <text:p/>
          </table:table-cell>
          <table:table-cell table:number-columns-repeated="2"/>
          <table:table-cell office:value-type="string" calcext:value-type="string">
            <text:p>Ct + Compras</text:p>
          </table:table-cell>
          <table:table-cell table:formula="of:=[.O29]+[.T20]" office:value-type="float" office:value="348.25" calcext:value-type="float">
            <text:p>348,25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IF([$Datos.D24]=&quot;Venta&quot;;[$Datos.E24]*[$Datos.F24];&quot;&quot;)">
            <text:p/>
          </table:table-cell>
          <table:table-cell/>
          <table:table-cell office:value-type="float" office:value="17" calcext:value-type="float">
            <text:p>17</text:p>
          </table:table-cell>
          <table:table-cell table:formula="of:=IF([$Datos.D24]=&quot;Venta&quot;;[$Inventario.J30];&quot;&quot;)">
            <text:p/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IF([$Datos.D26]=&quot;Venta&quot;;[$Datos.E26]*[$Datos.F26];&quot;&quot;)">
            <text:p/>
          </table:table-cell>
          <table:table-cell table:formula="of:=IF([$Datos.D26]=&quot;Compra&quot;;[$Datos.E26]*[$Datos.F26];&quot;&quot;)">
            <text:p/>
          </table:table-cell>
          <table:table-cell table:formula="of:=IF([$Datos.D26]=&quot;Ei&quot;;[$Datos.E26]*[$Datos.F26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IF([$Datos.D25]=&quot;Venta&quot;;[$Datos.E25]*[$Datos.F25];&quot;&quot;)">
            <text:p/>
          </table:table-cell>
          <table:table-cell/>
          <table:table-cell office:value-type="float" office:value="18" calcext:value-type="float">
            <text:p>18</text:p>
          </table:table-cell>
          <table:table-cell table:formula="of:=IF([$Datos.D25]=&quot;Venta&quot;;[$Inventario.J31];&quot;&quot;)">
            <text:p/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formula="of:=IF([$Datos.D27]=&quot;Venta&quot;;[$Datos.E27]*[$Datos.F27];&quot;&quot;)">
            <text:p/>
          </table:table-cell>
          <table:table-cell table:formula="of:=IF([$Datos.D27]=&quot;Compra&quot;;[$Datos.E27]*[$Datos.F27];&quot;&quot;)">
            <text:p/>
          </table:table-cell>
          <table:table-cell table:formula="of:=IF([$Datos.D27]=&quot;Ei&quot;;[$Datos.E27]*[$Datos.F27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IF([$Datos.D26]=&quot;Venta&quot;;[$Datos.E26]*[$Datos.F26];&quot;&quot;)">
            <text:p/>
          </table:table-cell>
          <table:table-cell/>
          <table:table-cell office:value-type="float" office:value="19" calcext:value-type="float">
            <text:p>19</text:p>
          </table:table-cell>
          <table:table-cell table:formula="of:=IF([$Datos.D26]=&quot;Venta&quot;;[$Inventario.J32];&quot;&quot;)">
            <text:p/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formula="of:=IF([$Datos.D28]=&quot;Venta&quot;;[$Datos.E28]*[$Datos.F28];&quot;&quot;)">
            <text:p/>
          </table:table-cell>
          <table:table-cell table:formula="of:=IF([$Datos.D28]=&quot;Compra&quot;;[$Datos.E28]*[$Datos.F28];&quot;&quot;)">
            <text:p/>
          </table:table-cell>
          <table:table-cell table:formula="of:=IF([$Datos.D28]=&quot;Ei&quot;;[$Datos.E28]*[$Datos.F28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IF([$Datos.D27]=&quot;Venta&quot;;[$Datos.E27]*[$Datos.F27];&quot;&quot;)">
            <text:p/>
          </table:table-cell>
          <table:table-cell/>
          <table:table-cell office:value-type="float" office:value="20" calcext:value-type="float">
            <text:p>20</text:p>
          </table:table-cell>
          <table:table-cell table:formula="of:=IF([$Datos.D27]=&quot;Venta&quot;;[$Inventario.J33];&quot;&quot;)">
            <text:p/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formula="of:=IF([$Datos.D29]=&quot;Venta&quot;;[$Datos.E29]*[$Datos.F29];&quot;&quot;)">
            <text:p/>
          </table:table-cell>
          <table:table-cell table:formula="of:=IF([$Datos.D29]=&quot;Compra&quot;;[$Datos.E29]*[$Datos.F29];&quot;&quot;)">
            <text:p/>
          </table:table-cell>
          <table:table-cell table:formula="of:=IF([$Datos.D29]=&quot;Ei&quot;;[$Datos.E29]*[$Datos.F29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IF([$Datos.D28]=&quot;Venta&quot;;[$Datos.E28]*[$Datos.F28];&quot;&quot;)">
            <text:p/>
          </table:table-cell>
          <table:table-cell/>
          <table:table-cell office:value-type="float" office:value="21" calcext:value-type="float">
            <text:p>21</text:p>
          </table:table-cell>
          <table:table-cell table:formula="of:=IF([$Datos.D28]=&quot;Venta&quot;;[$Inventario.J34];&quot;&quot;)">
            <text:p/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formula="of:=IF([$Datos.D30]=&quot;Venta&quot;;[$Datos.E30]*[$Datos.F30];&quot;&quot;)">
            <text:p/>
          </table:table-cell>
          <table:table-cell table:formula="of:=IF([$Datos.D30]=&quot;Compra&quot;;[$Datos.E30]*[$Datos.F30];&quot;&quot;)">
            <text:p/>
          </table:table-cell>
          <table:table-cell table:formula="of:=IF([$Datos.D30]=&quot;Ei&quot;;[$Datos.E30]*[$Datos.F30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IF([$Datos.D29]=&quot;Venta&quot;;[$Datos.E29]*[$Datos.F29];&quot;&quot;)">
            <text:p/>
          </table:table-cell>
          <table:table-cell/>
          <table:table-cell office:value-type="float" office:value="22" calcext:value-type="float">
            <text:p>22</text:p>
          </table:table-cell>
          <table:table-cell table:formula="of:=IF([$Datos.D29]=&quot;Venta&quot;;[$Inventario.J35];&quot;&quot;)">
            <text:p/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formula="of:=IF([$Datos.D31]=&quot;Venta&quot;;[$Datos.E31]*[$Datos.F31];&quot;&quot;)">
            <text:p/>
          </table:table-cell>
          <table:table-cell table:formula="of:=IF([$Datos.D31]=&quot;Compra&quot;;[$Datos.E31]*[$Datos.F31];&quot;&quot;)">
            <text:p/>
          </table:table-cell>
          <table:table-cell table:formula="of:=IF([$Datos.D31]=&quot;Ei&quot;;[$Datos.E31]*[$Datos.F31];&quot;&quot;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IF([$Datos.D30]=&quot;Venta&quot;;[$Datos.E30]*[$Datos.F30];&quot;&quot;)">
            <text:p/>
          </table:table-cell>
          <table:table-cell/>
          <table:table-cell office:value-type="float" office:value="23" calcext:value-type="float">
            <text:p>23</text:p>
          </table:table-cell>
          <table:table-cell table:formula="of:=IF([$Datos.D30]=&quot;Venta&quot;;[$Inventario.J36];&quot;&quot;)">
            <text:p/>
          </table:table-cell>
          <table:table-cell table:number-columns-repeated="5"/>
          <table:table-cell table:style-name="Default" table:formula="of:=SUM([.N5:.N28])" office:value-type="float" office:value="1026" calcext:value-type="float">
            <text:p>1026</text:p>
          </table:table-cell>
          <table:table-cell table:style-name="Default" table:formula="of:=SUM([.O5:.O28])" office:value-type="float" office:value="160" calcext:value-type="float">
            <text:p>16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IF([$Datos.D31]=&quot;Venta&quot;;[$Datos.E31]*[$Datos.F31];&quot;&quot;)">
            <text:p/>
          </table:table-cell>
          <table:table-cell/>
          <table:table-cell office:value-type="float" office:value="24" calcext:value-type="float">
            <text:p>24</text:p>
          </table:table-cell>
          <table:table-cell table:formula="of:=IF([$Datos.D31]=&quot;Venta&quot;;[$Inventario.J37];&quot;&quot;)">
            <text:p/>
          </table:table-cell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style-name="ce18" table:formula="of:=SUM([.E7:.E30])" office:value-type="float" office:value="1026" calcext:value-type="float">
            <text:p>1026</text:p>
          </table:table-cell>
          <table:table-cell/>
          <table:table-cell table:style-name="Default"/>
          <table:table-cell table:style-name="ce18" table:formula="of:=SUM([.H7:.H30])" office:value-type="float" office:value="348.25" calcext:value-type="float">
            <text:p>348,25</text:p>
          </table:table-cell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/>
          <table:table-cell table:style-name="Default" office:value-type="string" calcext:value-type="string">
            <text:p>Beneficio</text:p>
          </table:table-cell>
          <table:table-cell table:style-name="ce27" table:formula="of:=[.N29]-[.T22]" office:value-type="float" office:value="677.75" calcext:value-type="float">
            <text:p>677,75</text:p>
          </table:table-cell>
          <table:table-cell table:style-name="Default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8" office:value-type="string" calcext:value-type="string">
            <text:p>Beneficio</text:p>
          </table:table-cell>
          <table:table-cell table:style-name="ce20" table:formula="of:=[.E31]-[.H31]" office:value-type="float" office:value="677.75" calcext:value-type="float">
            <text:p>677,75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number-columns-repeated="3"/>
        </table:table-row>
      </table:table>
      <table:table table:name="Auxiliar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n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 style:data-style-name="N2" text:time-value="08:52:06.05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0:53:33.832000000</meta:creation-date>
    <dc:date>2025-02-25T09:00:38.487000000</dc:date>
    <meta:editing-duration>P1DT3M36S</meta:editing-duration>
    <meta:editing-cycles>14</meta:editing-cycles>
    <meta:generator>LibreOffice/7.6.0.3$Windows_X86_64 LibreOffice_project/69edd8b8ebc41d00b4de3915dc82f8f0fc3b6265</meta:generator>
    <meta:document-statistic meta:table-count="4" meta:cell-count="591" meta:object-count="0"/>
  </office:meta>
</office:document-meta>
</file>